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="Microsoft YaHei" fo:font-size="12pt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10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1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13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6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7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4" style:family="text">
      <style:text-properties fo:color="#4d4d4d" style:font-name-asian="Microsoft YaHei" style:font-size-asian="9pt" loext:padding="0in" loext:border="none"/>
    </style:style>
    <style:style style:name="T15" style:family="text">
      <style:text-properties fo:color="#383a42" style:font-name="Source Code Pro" fo:font-size="10.5pt" fo:background-color="#fafafa" loext:char-shading-value="0" loext:padding="0in" loext:border="none"/>
    </style:style>
    <style:style style:name="T16" style:family="text">
      <style:text-properties fo:color="#a626a4" style:font-name="Source Code Pro" fo:font-size="10.5pt" fo:background-color="#fafafa" loext:char-shading-value="0" loext:padding="0in" loext:border="none"/>
    </style:style>
    <style:style style:name="T17" style:family="text">
      <style:text-properties style:font-name="apple-system"/>
    </style:style>
    <style:style style:name="T18" style:family="text">
      <style:text-properties style:font-name-asian="apple-system"/>
    </style:style>
    <style:style style:name="T19" style:family="text">
      <style:text-properties fo:color="#c18401" style:font-name="Source Code Pro" fo:font-size="10.5pt" fo:background-color="#fafafa" loext:char-shading-value="0" loext:padding="0in" loext:border="none"/>
    </style:style>
    <style:style style:name="T20" style:family="text">
      <style:text-properties fo:font-weight="bold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">如何使用</text:span><text:span text:style-name="T1">minicom</text:span><text:span text:style-name="T3">去抓</text:span><text:span text:style-name="T1">Android</text:span><text:span text:style-name="T3">手机的串口</text:span><text:span text:style-name="T1">Log</text:span></text:h>
      <text:p text:style-name="P9"><text:span text:style-name="T7">2017</text:span><text:span text:style-name="T8">年</text:span><text:span text:style-name="T7">02</text:span><text:span text:style-name="T8">月</text:span><text:span text:style-name="T7">27</text:span><text:span text:style-name="T8">日 </text:span><text:span text:style-name="T7">15:13:30 </text:span><text:a xlink:type="simple" xlink:href="https://me.csdn.net/tongxin19871006" office:target-frame-name="_blank" xlink:show="new" text:style-name="Internet_20_link" text:visited-style-name="Visited_20_Internet_20_Link"><text:span text:style-name="T10">骆驼峰上的小猴子</text:span></text:a><text:span text:style-name="T8"> 阅读数 </text:span><text:span text:style-name="T7">2196</text:span><text:span text:style-name="T11">更多</text:span></text:p>
      <text:p text:style-name="P10"><text:span text:style-name="T12">分类专栏：</text:span><text:span text:style-name="T9"> </text:span><text:a xlink:type="simple" xlink:href="https://blog.csdn.net/tongxin19871006/article/category/6750689" office:target-frame-name="_blank" xlink:show="new" text:style-name="Internet_20_link" text:visited-style-name="Visited_20_Internet_20_Link"><text:span text:style-name="T13">Test</text:span></text:a></text:p>
      <text:section text:style-name="Sect1" text:name="article_content">
        <text:p text:style-name="P2"><text:span text:style-name="T1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5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6">CC 4.0 BY-SA </text:span></text:a><text:span text:style-name="T14">版权协议，转载请附上原文出处链接和本声明。</text:span></text:p>
        <text:p text:style-name="P2"><text:span text:style-name="T14">本文链接：</text:span><text:a xlink:type="simple" xlink:href="https://blog.csdn.net/tongxin19871006/article/details/58079660" text:style-name="Internet_20_link" text:visited-style-name="Visited_20_Internet_20_Link"><text:span text:style-name="T6">https://blog.csdn.net/tongxin19871006/article/details/58079660</text:span></text:a></text:p>
        <text:section text:style-name="Sect1" text:name="content_views">
          <text:p text:style-name="P5"><text:span text:style-name="T2">1. </text:span><text:span text:style-name="T4">在</text:span><text:span text:style-name="T2">Ubuntu</text:span><text:span text:style-name="T4">上安装</text:span><text:span text:style-name="T2">minicom</text:span></text:p>
          <text:p text:style-name="P13"><draw:frame draw:style-name="fr1" draw:name="Frame1" text:anchor-type="paragraph" svg:width="0.25in" draw:z-index="0"><draw:text-box fo:min-height="0.2291in"><text:p text:style-name="P4"/></draw:text-box></draw:frame><text:span text:style-name="Source_20_Text"><text:span text:style-name="T15">sudo apt-get </text:span></text:span><text:span text:style-name="Source_20_Text"><text:span text:style-name="T16">update</text:span></text:span></text:p>
          <text:p text:style-name="P13"><draw:frame draw:style-name="fr1" draw:name="Frame2" text:anchor-type="paragraph" svg:width="0.25in" draw:z-index="1"><draw:text-box fo:min-height="0.2291in"><text:p text:style-name="P4"/></draw:text-box></draw:frame><text:span text:style-name="Source_20_Text"><text:span text:style-name="T15">sudo apt-</text:span></text:span><text:span text:style-name="Source_20_Text"><text:span text:style-name="T16">get</text:span></text:span><text:span text:style-name="Source_20_Text"><text:span text:style-name="T15"> </text:span></text:span><text:span text:style-name="Source_20_Text"><text:span text:style-name="T16">install</text:span></text:span><text:span text:style-name="Source_20_Text"><text:span text:style-name="T15"> minicom</text:span></text:span></text:p>
          <text:p text:style-name="P1"><text:span text:style-name="T17"><text:line-break/>2. </text:span><text:span text:style-name="T18">查询串口设备号</text:span></text:p>
          <text:p text:style-name="P13"><draw:frame draw:style-name="fr1" draw:name="Frame3" text:anchor-type="paragraph" svg:width="0.25in" draw:z-index="2"><draw:text-box fo:min-height="0.2291in"><text:p text:style-name="P4"/></draw:text-box></draw:frame><text:span text:style-name="Source_20_Text"><text:span text:style-name="T19">cd</text:span></text:span><text:span text:style-name="Source_20_Text"><text:span text:style-name="T15"> /dev/</text:span></text:span></text:p>
          <text:p text:style-name="P13"><draw:frame draw:style-name="fr1" draw:name="Frame4" text:anchor-type="paragraph" svg:width="0.25in" draw:z-index="3"><draw:text-box fo:min-height="0.2291in"><text:p text:style-name="P4"/></draw:text-box></draw:frame><text:span text:style-name="Source_20_Text"><text:span text:style-name="T15">ls</text:span></text:span></text:p>
          <text:p text:style-name="P5"><text:span text:style-name="T2"><text:line-break/>3. </text:span><text:span text:style-name="T4">对于步骤</text:span><text:span text:style-name="T2">2</text:span><text:span text:style-name="T4">中，存在</text:span><text:span text:style-name="T2">ttyUSB*</text:span><text:span text:style-name="T4">，一般情况下有四个为一组，其中第一个为设备号。如果显示的为：</text:span><text:span text:style-name="T2">ttyUSB0</text:span><text:span text:style-name="T4">，</text:span><text:span text:style-name="T2">ttyUSB1</text:span><text:span text:style-name="T4">，</text:span><text:span text:style-name="T2">ttyUSB2</text:span><text:span text:style-name="T4">，</text:span><text:span text:style-name="T2">ttyUSB3</text:span><text:span text:style-name="T4">，则设备号为</text:span><text:span text:style-name="T2">ttyUSB0</text:span></text:p>
          <text:p text:style-name="P8"/>
          <text:p text:style-name="P5"><text:span text:style-name="T2">4. </text:span><text:span text:style-name="T4">启动</text:span><text:span text:style-name="T2">minicom</text:span></text:p>
          <text:p text:style-name="P12"><text:span text:style-name="Source_20_Text"><text:span text:style-name="T15">sudo minicom</text:span></text:span></text:p>
          <text:p text:style-name="P8"/>
          <text:p text:style-name="P1"><text:span text:style-name="T17">5. </text:span><text:span text:style-name="T18">配置串口信息</text:span></text:p>
          <text:p text:style-name="P5"><text:span text:style-name="T4">在</text:span><text:span text:style-name="T2">minicom</text:span><text:span text:style-name="T4">启动后，按下</text:span><text:span text:style-name="T2">Ctrl+A</text:span><text:span text:style-name="T4">（同时按），然后按</text:span><text:span text:style-name="T2">O</text:span><text:span text:style-name="T4">（字母），选择</text:span><text:span text:style-name="T2">Serial Port Setup</text:span><text:span text:style-name="T4">，如果配置不同可以通过</text:span><text:span text:style-name="T2">A-G</text:span><text:span text:style-name="T4">修改</text:span></text:p>
          <text:p text:style-name="P6">正确的配置如下：</text:p>
          <text:p text:style-name="P5"><text:span text:style-name="T2">A - Serial Device</text:span><text:span text:style-name="T4">：</text:span><text:span text:style-name="T2">/dev/ttyUSB0  </text:span></text:p>
          <text:p text:style-name="P5"><text:span text:style-name="T2">B - Lookfile Location</text:span><text:span text:style-name="T4">：</text:span><text:span text:style-name="T2">/var/lock</text:span></text:p>
          <text:p text:style-name="P5"><text:span text:style-name="T2">C - Callin Program</text:span><text:span text:style-name="T4">：</text:span></text:p>
          <text:p text:style-name="P5"><text:span text:style-name="T2">D - Callout Program</text:span><text:span text:style-name="T4">：</text:span></text:p>
          <text:p text:style-name="P5"><text:span text:style-name="T2">E - Bps/Par/Bits</text:span><text:span text:style-name="T4">：</text:span><text:span text:style-name="T2">115200 8N1</text:span></text:p>
          <text:p text:style-name="P5"><text:span text:style-name="T2">F - HardwareFlow Control</text:span><text:span text:style-name="T4">：</text:span><text:span text:style-name="T2">No</text:span></text:p>
          <text:p text:style-name="P5"><text:soft-page-break/><text:span text:style-name="T2">G -Software Flow Control</text:span><text:span text:style-name="T4">：</text:span><text:span text:style-name="T2">No</text:span></text:p>
          <text:p text:style-name="P8"/>
          <text:p text:style-name="P5"><text:span text:style-name="T2">6. </text:span><text:span text:style-name="T4">修改完成之后，选择</text:span><text:span text:style-name="T2">Save Setup as df1</text:span><text:span text:style-name="T4">，退出菜单</text:span></text:p>
          <text:p text:style-name="P8"/>
          <text:p text:style-name="P5"><text:span text:style-name="T2">7. </text:span><text:span text:style-name="T4">按下</text:span><text:span text:style-name="T2">Ctrl+A</text:span><text:span text:style-name="T4">（同时按），然后按</text:span><text:span text:style-name="T2">Q</text:span><text:span text:style-name="T4">（字母），退出</text:span><text:span text:style-name="T2">minicom</text:span></text:p>
          <text:p text:style-name="P8"/>
          <text:p text:style-name="P5"><text:span text:style-name="T2">8. </text:span><text:span text:style-name="T4">用</text:span><text:span text:style-name="T2">USB</text:span><text:span text:style-name="T4">线将</text:span><text:span text:style-name="T2">JTAG</text:span><text:span text:style-name="T4">小板上的</text:span><text:span text:style-name="T2">micro-usb</text:span><text:span text:style-name="T4">口和</text:span><text:span text:style-name="T2">PC</text:span><text:span text:style-name="T4">相连，重新启动</text:span><text:span text:style-name="T2">minicom</text:span></text:p>
          <text:p text:style-name="P12"><text:span text:style-name="Source_20_Text"><text:span text:style-name="T15">sudo minicom</text:span></text:span></text:p>
          <text:p text:style-name="P6">如果出现如下信息，则配置完成</text:p>
          <text:p text:style-name="P5"><text:span text:style-name="T2">OPTIONS</text:span><text:span text:style-name="T4">：</text:span><text:span text:style-name="T2">I18n</text:span></text:p>
          <text:p text:style-name="P7">Compiledon May 2 2011, 10:05:24</text:p>
          <text:p text:style-name="P7">Port/dev/ttyUSB0</text:p>
          <text:p text:style-name="P3"><text:span text:style-name="Strong_20_Emphasis"><text:span text:style-name="T20"/></text:span></text:p>
          <text:p text:style-name="P5"><text:span text:style-name="T2">9. </text:span><text:span text:style-name="T4">如果配置正确，打开手机，屏幕上应该会不停的刷出</text:span><text:span text:style-name="T2">kernel log</text:span><text:span text:style-name="T4">，如果未刷出</text:span><text:span text:style-name="T2">log</text:span><text:span text:style-name="T4">，此时可以确认</text:span><text:span text:style-name="T2">minicom</text:span><text:span text:style-name="T4">配置，以及和手机的连接是否正确</text:span></text:p>
          <text:p text:style-name="P8"/>
          <text:p text:style-name="P5"><text:span text:style-name="T2">10. </text:span><text:span text:style-name="T4">打开</text:span><text:span text:style-name="T2">minicom</text:span><text:span text:style-name="T4">抓</text:span><text:span text:style-name="T2">log</text:span><text:span text:style-name="T4">功能</text:span></text:p>
          <text:p text:style-name="P5">       <text:span text:style-name="T4">按下</text:span><text:span text:style-name="T2">Ctrl+A</text:span><text:span text:style-name="T4">（同时按），然后按</text:span><text:span text:style-name="T2">L</text:span><text:span text:style-name="T4">（字母），在弹出的提示框里输入</text:span><text:span text:style-name="T2">Log</text:span><text:span text:style-name="T4">文件名和路径，默认为当前路径下的</text:span><text:span text:style-name="T2">minicom.txt</text:span></text:p>
          <text:p text:style-name="P8"/>
          <text:p text:style-name="P5"><text:span text:style-name="T2">11. </text:span><text:span text:style-name="T4">关于关闭串口</text:span><text:span text:style-name="T2">Log</text:span></text:p>
          <text:p text:style-name="P1">       <text:span text:style-name="T18">按下</text:span><text:span text:style-name="T17">Ctrl+A</text:span><text:span text:style-name="T18">（同时按），然后按</text:span><text:span text:style-name="T17">L</text:span><text:span text:style-name="T18">（字母），选择</text:span><text:span text:style-name="T17">Close</text:span><text:span text:style-name="T18">关闭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26:33.538644597</meta:creation-date>
    <dc:date>2019-09-04T16:26:52.225156944</dc:date>
    <meta:editing-duration>PT19S</meta:editing-duration>
    <meta:editing-cycles>1</meta:editing-cycles>
    <meta:document-statistic meta:table-count="0" meta:image-count="0" meta:object-count="0" meta:page-count="2" meta:paragraph-count="37" meta:word-count="501" meta:character-count="1086" meta:non-whitespace-character-count="1009"/>
    <meta:generator>LibreOffice/5.1.6.2$Linux_X86_64 LibreOffice_project/10m0$Build-2</meta:generator>
  </office:meta>
</office:document-meta>
</file>